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'Arial Black'" style:font-family-generic="swiss" style:font-pitch="variable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</text:span><text:span text:style-name="T1"><text:line-break/></text:span><text:span text:style-name="T1">wołam przyjdź</text:span><text:span text:style-name="T1"><text:line-break/></text:span><text:span text:style-name="T1">W sercach rozpal</text:span><text:span text:style-name="T1"><text:line-break/></text:span><text:span text:style-name="T1">ogień swój</text:span><text:span text:style-name="T1"><text:line-break/></text:span><text:span text:style-name="T1">Jedno uczyń</text:span><text:span text:style-name="T1"><text:line-break/></text:span><text:span text:style-name="T1">z naszych serc</text:span><text:span text:style-name="T1"><text:line-break/></text:span><text:span text:style-name="T1">Miłość, radość, pokój wl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zxx" fo:country="none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7:24:57</meta:creation-date>
    <dc:date>2014-07-07T21:53:48.22</dc:date>
    <dc:language>en-US</dc:language>
    <meta:editing-cycles>9</meta:editing-cycles>
    <meta:editing-duration>PT23M3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